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officeooo:rsid="0001a13e" officeooo:paragraph-rsid="0001a13e"/>
    </style:style>
    <style:style style:name="P2" style:family="paragraph" style:parent-style-name="Standard">
      <style:text-properties fo:color="#000000" officeooo:rsid="0001ed95" officeooo:paragraph-rsid="0001ed95"/>
    </style:style>
    <style:style style:name="P3" style:family="paragraph" style:parent-style-name="Standard">
      <style:text-properties fo:color="#000000" officeooo:paragraph-rsid="0001ed95"/>
    </style:style>
    <style:style style:name="T1" style:family="text">
      <style:text-properties officeooo:rsid="0001ed95"/>
    </style:style>
    <style:style style:name="T2" style:family="text">
      <style:text-properties officeooo:rsid="0002948f"/>
    </style:style>
    <style:style style:name="T3" style:family="text">
      <style:text-properties officeooo:rsid="00081cce"/>
    </style:style>
    <style:style style:name="T4" style:family="text">
      <style:text-properties officeooo:rsid="001fb6af"/>
    </style:style>
    <style:style style:name="T5" style:family="text">
      <style:text-properties officeooo:rsid="002654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MainWindow class has StackWidget inside that is used for switching between “application”.</text:p>
      <text:p text:style-name="P2">To switch apps a slot go_to_scene is provided. <text:span text:style-name="T2">That slot is connected with object intro (Intro class), lazy timer , m_menu (Menu class).</text:span></text:p>
      <text:p text:style-name="P2"/>
      <text:p text:style-name="P2"><text:s/><text:span text:style-name="T3">Intro class has slot change_image() that is executed when object ends start animation, then show splash image and waits 2 seconds (using timer) . After time ends object emits signal ended with int value 2 ( emitted by function end_anim(), <text:s/>that is played after timer finish counting). That signal executes slot go_to_scene with int value <text:s/>2. <text:s/>That function change scene in StackWidget for scene with id 2. That specified scene has only one widget Oclock.</text:span></text:p>
      <text:p text:style-name="P2"/>
      <text:p text:style-name="P3"><text:span text:style-name="T1"><text:s/>After left mouse button press StackWidget is change for Menu Widget which has id 1. Simultaneously timer called lazy timer start for 3 minutes (</text:span>180000 <text:span text:style-name="T4">msec). <text:s/>When left mouse button is pressed again lazy timer reset. The function of that timer is to go back to Oclock widget when any action isn’t performed on Menu Widget.</text:span></text:p>
      <text:p text:style-name="P3"/>
      <text:p text:style-name="P3"><text:s/><text:span text:style-name="T5">At the Menu Widget there is a Buttons that in the future will give user opportunity to switch between application. Every of that buttons is represented with Switch class object. That class stores id of scene in which application is in StackWidget. When Switch is pressed it emits switched signal with value which is stored scene id to <text:s/>Menu widget. There the Menu emits signal to_change with previously provided scene id <text:s/>to MainWindow class which execute go_to_scene slot that gets emitted id and change by StackWidget scene for scene with defined i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 LibreOffice_project/86daf60bf00efa86ad547e59e09d6bb77c699acb</meta:generator>
    <dc:date>2021-01-22T13:51:26.865000000</dc:date>
    <meta:editing-duration>PT21M17S</meta:editing-duration>
    <meta:editing-cycles>57</meta:editing-cycles>
    <meta:document-statistic meta:table-count="0" meta:image-count="0" meta:object-count="0" meta:page-count="1" meta:paragraph-count="5" meta:word-count="258" meta:character-count="1557" meta:non-whitespace-character-count="1294"/>
  </office:meta>
</office:document-meta>
</file>